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02.34mm" svg:y="1.22mm">
            <draw:object draw:notify-on-update-of-ranges="Sheet1.A5:Sheet1.A14 Sheet1.B5:Sheet1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01.2mm" svg:y="99.12mm">
            <draw:object draw:notify-on-update-of-ranges="Sheet1.A30:Sheet1.A39 Sheet1.B30:Sheet1.B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105.08mm" svg:y="207.5mm">
            <draw:object draw:notify-on-update-of-ranges="Sheet1.A48:Sheet1.A57 Sheet1.B48:Sheet1.B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.05mm" svg:height="90.08mm" svg:x="113.31mm" svg:y="321.51mm">
            <draw:object draw:notify-on-update-of-ranges="Sheet1.A72:Sheet1.A81 Sheet1.B72:Sheet1.B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20.58mm" svg:y="427.84mm">
            <draw:object draw:notify-on-update-of-ranges="Sheet1.A97:Sheet1.A106 Sheet1.B97:Sheet1.B10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Dimensione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00000169939656434468" calcext:value-type="float">
            <text:p>1,70E-06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3" office:value-type="float" office:value="0.00000309500010604528" calcext:value-type="float">
            <text:p>3,10E-06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0.00000505135853705341" calcext:value-type="float">
            <text:p>5,05E-06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3" office:value-type="float" office:value="0.00000717718551155554" calcext:value-type="float">
            <text:p>7,18E-06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3" office:value-type="float" office:value="0.00000839352192497385" calcext:value-type="float">
            <text:p>8,39E-06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3" office:value-type="float" office:value="0.0000103296203478841" calcext:value-type="float">
            <text:p>1,03E-05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3" office:value-type="float" office:value="0.0000117988514305252" calcext:value-type="float">
            <text:p>1,18E-05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3" office:value-type="float" office:value="0.000014569628851113" calcext:value-type="float">
            <text:p>1,46E-05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3" office:value-type="float" office:value="0.0000150841826038723" calcext:value-type="float">
            <text:p>1,51E-05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3" office:value-type="float" office:value="0.0000170134824786582" calcext:value-type="float">
            <text:p>1,70E-05</text:p>
          </table:table-cell>
        </table:table-row>
        <table:table-row table:style-name="ro1">
          <table:table-cell table:style-name="ce1" table:number-columns-repeated="2"/>
        </table:table-row>
        <table:table-row table:style-name="ro1" table:number-rows-repeated="2">
          <table:table-cell table:style-name="ce1"/>
          <table:table-cell table:style-name="ce3"/>
        </table:table-row>
        <table:table-row table:style-name="ro1" table:number-rows-repeated="9">
          <table:table-cell table:style-name="ce1"/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3" office:value-type="float" office:value="0.0000208439205442403" calcext:value-type="float">
            <text:p>2,08E-05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0.0000339401248672388" calcext:value-type="float">
            <text:p>3,39E-05</text:p>
          </table:table-cell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0.0000540119108563291" calcext:value-type="float">
            <text:p>5,40E-05</text:p>
          </table:table-cell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0.0000684125714669854" calcext:value-type="float">
            <text:p>6,84E-05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3" office:value-type="float" office:value="0.0000870757973315464" calcext:value-type="float">
            <text:p>8,71E-05</text:p>
          </table:table-cell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3" office:value-type="float" office:value="0.000104088957405183" calcext:value-type="float">
            <text:p>1,04E-04</text:p>
          </table:table-cell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3" office:value-type="float" office:value="0.000124566713048856" calcext:value-type="float">
            <text:p>1,25E-04</text:p>
          </table:table-cell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3" office:value-type="float" office:value="0.000137114658563251" calcext:value-type="float">
            <text:p>1,37E-04</text:p>
          </table:table-cell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3" office:value-type="float" office:value="0.000170997782419029" calcext:value-type="float">
            <text:p>1,71E-04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0.000183341268106893" calcext:value-type="float">
            <text:p>1,83E-04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1" office:value-type="string" calcext:value-type="string">
            <text:p>Dimensione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0.000183341268106893" calcext:value-type="float">
            <text:p>1,83E-04</text:p>
          </table:table-cell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3" office:value-type="float" office:value="0.000363260095704949" calcext:value-type="float">
            <text:p>3,63E-04</text:p>
          </table:table-cell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table:style-name="ce3" office:value-type="float" office:value="0.000527585955710956" calcext:value-type="float">
            <text:p>5,28E-04</text:p>
          </table:table-cell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3" office:value-type="float" office:value="0.000748912037037037" calcext:value-type="float">
            <text:p>7,49E-04</text:p>
          </table:table-cell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3" office:value-type="float" office:value="0.000869543650793651" calcext:value-type="float">
            <text:p>8,70E-04</text:p>
          </table:table-cell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.00114520833333333" calcext:value-type="float">
            <text:p>0,001145208333333</text:p>
          </table:table-cell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.00117333333333333" calcext:value-type="float">
            <text:p>0,001173333333333</text:p>
          </table:table-cell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.0013335" calcext:value-type="float">
            <text:p>0,0013335</text:p>
          </table:table-cell>
        </table:table-row>
        <table:table-row table:style-name="ro1"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0.00162083333333333" calcext:value-type="float">
            <text:p>0,001620833333333</text:p>
          </table:table-cell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.00181875" calcext:value-type="float">
            <text:p>0,0018187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office:value-type="float" office:value="0.00181875" calcext:value-type="float">
            <text:p>0,001818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311875" calcext:value-type="float">
            <text:p>0,0031187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505" calcext:value-type="float">
            <text:p>0,0050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6628125" calcext:value-type="float">
            <text:p>0,00662812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966111111111111" calcext:value-type="float">
            <text:p>0,00966111111111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111958333333333" calcext:value-type="float">
            <text:p>0,01119583333333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13225" calcext:value-type="float">
            <text:p>0,01322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136666666666667" calcext:value-type="float">
            <text:p>0,013666666666667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1655" calcext:value-type="float">
            <text:p>0,016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184875" calcext:value-type="float">
            <text:p>0,0184875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184875" calcext:value-type="float">
            <text:p>0,018487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style-name="ce1" office:value-type="float" office:value="0.0344375" calcext:value-type="float">
            <text:p>0,034437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0.0598" calcext:value-type="float">
            <text:p>0,059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style-name="ce1" office:value-type="float" office:value="0.075925" calcext:value-type="float">
            <text:p>0,07592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style-name="ce1" office:value-type="float" office:value="0.0988" calcext:value-type="float">
            <text:p>0,098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style-name="ce1" office:value-type="float" office:value="0.1091875" calcext:value-type="float">
            <text:p>0,109187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style-name="ce1" office:value-type="float" office:value="0.128916666666667" calcext:value-type="float">
            <text:p>0,12891666666666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style-name="ce1" office:value-type="float" office:value="0.162475" calcext:value-type="float">
            <text:p>0,16247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style-name="ce1" office:value-type="float" office:value="0.17795" calcext:value-type="float">
            <text:p>0,1779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1" office:value-type="float" office:value="0.17456" calcext:value-type="float">
            <text:p>0,17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11" loext:min-decimal-places="11" number:min-integer-digits="1" number:grouping="true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1:56:37.72704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2:07:22.110527655</meta:creation-date>
    <meta:generator>LibreOffice/6.2.8.2$Linux_X86_64 LibreOffice_project/20$Build-2</meta:generator>
    <dc:date>2019-12-04T22:00:55.312193139</dc:date>
    <meta:editing-duration>PT29M57S</meta:editing-duration>
    <meta:editing-cycles>6</meta:editing-cycles>
    <meta:document-statistic meta:table-count="1" meta:cell-count="1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Input da 1000 a 10000</text:p>
        </chart:title>
        <chart:legend chart:legend-position="end" svg:x="13.148cm" svg:y="4.201cm" style:legend-expansion="high" chart:style-name="ch3"/>
        <chart:plot-area chart:style-name="ch4" table:cell-range-address="Sheet1.A30:Sheet1.B39" svg:x="0.32cm" svg:y="1.275cm" svg:width="12.508cm" svg:height="7.545cm">
          <chartooo:coordinate-region svg:x="2.053cm" svg:y="1.474cm" svg:width="10.311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0:Sheet1.B39" chart:class="chart:scatter">
            <chart:domain table:cell-range-address="Sheet1.A30:Sheet1.A39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0:Sheet1.A39</svg:desc>
                </draw:g>
              </table:table-cell>
              <table:table-cell office:value-type="float" office:value="0.0000208439205442403">
                <text:p>0.0000208439205442403</text:p>
                <draw:g>
                  <svg:desc>Sheet1.B30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000339401248672388">
                <text:p>0.0000339401248672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000540119108563291">
                <text:p>0.0000540119108563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0000684125714669854">
                <text:p>0.000068412571466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0000870757973315464">
                <text:p>0.0000870757973315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000104088957405183">
                <text:p>0.000104088957405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000124566713048856">
                <text:p>0.000124566713048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000137114658563251">
                <text:p>0.000137114658563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000170997782419029">
                <text:p>0.000170997782419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000183341268106893">
                <text:p>0.000183341268106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Input da 100 a 1000</text:p>
        </chart:title>
        <chart:legend chart:legend-position="end" svg:x="13.148cm" svg:y="4.201cm" style:legend-expansion="high" chart:style-name="ch3"/>
        <chart:plot-area chart:style-name="ch4" table:cell-range-address="Sheet1.A5:Sheet1.B14" svg:x="0.32cm" svg:y="1.275cm" svg:width="12.508cm" svg:height="7.545cm">
          <chartooo:coordinate-region svg:x="2.053cm" svg:y="1.475cm" svg:width="10.403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5:Sheet1.B14" chart:class="chart:scatter">
            <chart:domain table:cell-range-address="Sheet1.A5:Sheet1.A14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5:Sheet1.A14</svg:desc>
                </draw:g>
              </table:table-cell>
              <table:table-cell office:value-type="float" office:value="0.00000169939656434468">
                <text:p>0.00000169939656434468</text:p>
                <draw:g>
                  <svg:desc>Sheet1.B5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0309500010604528">
                <text:p>0.00000309500010604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0505135853705341">
                <text:p>0.00000505135853705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0717718551155554">
                <text:p>0.00000717718551155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00839352192497385">
                <text:p>0.00000839352192497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0103296203478841">
                <text:p>0.000010329620347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00117988514305252">
                <text:p>0.0000117988514305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0014569628851113">
                <text:p>0.000014569628851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00150841826038723">
                <text:p>0.0000150841826038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0170134824786582">
                <text:p>0.0000170134824786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8:Sheet1.B57" svg:x="0.32cm" svg:y="0.18cm" svg:width="12.508cm" svg:height="8.64cm">
          <chartooo:coordinate-region svg:x="2.053cm" svg:y="0.379cm" svg:width="10.2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57" chart:class="chart:scatter">
            <chart:domain table:cell-range-address="Sheet1.A48:Sheet1.A5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48:Sheet1.A57</svg:desc>
                </draw:g>
              </table:table-cell>
              <table:table-cell office:value-type="float" office:value="0.000183341268106893">
                <text:p>0.000183341268106893</text:p>
                <draw:g>
                  <svg:desc>Sheet1.B48:Sheet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00363260095704949">
                <text:p>0.000363260095704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0527585955710956">
                <text:p>0.000527585955710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00748912037037037">
                <text:p>0.000748912037037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00869543650793651">
                <text:p>0.000869543650793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0.00114520833333333">
                <text:p>0.00114520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0.00117333333333333">
                <text:p>0.00117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0013335">
                <text:p>0.0013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0.00162083333333333">
                <text:p>0.0016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0181875">
                <text:p>0.00181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9cm" xlink:href=".." xlink:type="simple" chart:class="chart:scatter" chart:style-name="ch1">
        <chart:legend chart:legend-position="end" svg:x="13.154cm" svg:y="4.205cm" style:legend-expansion="high" chart:style-name="ch2"/>
        <chart:plot-area chart:style-name="ch3" table:cell-range-address="Sheet1.A72:Sheet1.B81" svg:x="0.32cm" svg:y="0.18cm" svg:width="12.514cm" svg:height="8.649cm">
          <chartooo:coordinate-region svg:x="1.418cm" svg:y="0.379cm" svg:width="10.767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2:Sheet1.B81" chart:class="chart:scatter">
            <chart:domain table:cell-range-address="Sheet1.A72:Sheet1.A8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72:Sheet1.A81</svg:desc>
                </draw:g>
              </table:table-cell>
              <table:table-cell office:value-type="float" office:value="0.00181875">
                <text:p>0.00181875</text:p>
                <draw:g>
                  <svg:desc>Sheet1.B72:Sheet1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0311875">
                <text:p>0.0031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00505">
                <text:p>0.00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006628125">
                <text:p>0.00662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966111111111111">
                <text:p>0.00966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0.0111958333333333">
                <text:p>0.011195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0.013225">
                <text:p>0.013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136666666666667">
                <text:p>0.013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0.01655">
                <text:p>0.01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0.0184875">
                <text:p>0.0184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97:Sheet1.B106" svg:x="0.32cm" svg:y="0.18cm" svg:width="12.508cm" svg:height="8.64cm">
          <chartooo:coordinate-region svg:x="1.232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7:Sheet1.B106" chart:class="chart:scatter">
            <chart:domain table:cell-range-address="Sheet1.A97:Sheet1.A106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97:Sheet1.A106</svg:desc>
                </draw:g>
              </table:table-cell>
              <table:table-cell office:value-type="float" office:value="0.0184875">
                <text:p>0.0184875</text:p>
                <draw:g>
                  <svg:desc>Sheet1.B97:Sheet1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0.0344375">
                <text:p>0.034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0.0598">
                <text:p>0.0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0.075925">
                <text:p>0.075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0.1091875">
                <text:p>0.109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">
                <text:p>7000000</text:p>
              </table:table-cell>
              <table:table-cell office:value-type="float" office:value="0.128916666666667">
                <text:p>0.1289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">
                <text:p>8000000</text:p>
              </table:table-cell>
              <table:table-cell office:value-type="float" office:value="0.162475">
                <text:p>0.162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">
                <text:p>9000000</text:p>
              </table:table-cell>
              <table:table-cell office:value-type="float" office:value="0.17795">
                <text:p>0.17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17456">
                <text:p>0.174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